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 Name—Login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m sprint1-(project baselin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base wireframe prepartion</text:p>
          </table:table-cell>
          <table:table-cell office:value-type="string" calcext:value-type="string">
            <text:p>04-05-2019</text:p>
          </table:table-cell>
          <table:table-cell/>
        </table:table-row>
        <table:table-row table:style-name="ro2">
          <table:table-cell office:value-type="string" calcext:value-type="string">
            <text:p>Database script prepartion</text:p>
          </table:table-cell>
          <table:table-cell office:value-type="string" calcext:value-type="string">
            <text:p>06-05-2019</text:p>
          </table:table-cell>
          <table:table-cell/>
        </table:table-row>
        <table:table-row table:style-name="ro1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bstract document prepar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baseline setup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maven integration and dependencie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identify the business object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– display menu item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dding common modules</text:p>
          </table:table-cell>
          <table:table-cell office:value-type="string" calcext:value-type="string">
            <text:p>login ser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ent ser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/>
        </table:table-row>
        <table:table-row table:style-name="ro1">
          <table:table-cell office:value-type="string" calcext:value-type="string">
            <text:p>Project-validation-implementation(UI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Project-DAO implementation(DAO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Servlet implementation controller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2">
          <table:table-cell office:value-type="string" calcext:value-type="string">
            <text:p>feature wise -&gt; dao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1">
          <table:table-cell office:value-type="string" calcext:value-type="string">
            <text:p>Utilities -&gt; common functionality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2">
          <table:table-cell office:value-type="string" calcext:value-type="string">
            <text:p>javascript session part I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updates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Agile introduct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SQL Batch Update- Sample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Junit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Log4j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Utilities – External Utility API (String Utils, File Utils)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 Dynamic web -&gt; Maven Project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page redirect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dialog boxe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html dom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/>
          <table:table-cell office:value-type="string" calcext:value-type="string">
            <text:p>validations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project demo 2<text:span text:style-name="T1">nd</text:span> review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assessment L2 &amp; L3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scenario based questions -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Jquery/ JS AJAX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JDBC/GC/ARRAY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Abstract document - Reviewed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Naming convention / coding standard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fined exceptions / joins / sub query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UI – validations / alignments / cs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Final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to cli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e source code / DB scipts – git reposi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1.224895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25.847000000</meta:creation-date>
    <dc:date>2019-05-24T15:51:19.505000000</dc:date>
    <meta:editing-duration>PT13H43M27S</meta:editing-duration>
    <meta:editing-cycles>12</meta:editing-cycles>
    <meta:generator>LibreOffice/4.1.3.2$Windows_x86 LibreOffice_project/70feb7d99726f064edab4605a8ab840c50ec57a</meta:generator>
    <meta:document-statistic meta:table-count="1" meta:cell-count="91" meta:object-count="0"/>
  </office:meta>
</office:document-meta>
</file>